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6">do text</text:span></text:p><text:p text:style-name="P14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dnf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dnf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4"><text:span text:style-name="T6">do text</text:span></text:p><text:p text:style-name="P14"><text:span text:style-name="T6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Cadastre</text:span> : <text:text-input text:description="Parcelles">self.getPortionOutsText()</text:text-input></text:p>
      <text:p text:style-name="Standard"/>
      <text:p text:style-name="Standard"/>
      <text:p text:style-name="P5"><text:tab/>Monsieur,</text:p>
      <text:p text:style-name="P5"/>
      <text:p text:style-name="P5"><text:tab/>Nous vous transmettons en annexe, pour avis, le dossier introduit par <text:text-input text:description="Demandeurs">self.getApplicantsSignaletic()</text:text-input></text:p>
      <text:p text:style-name="P5"/>
      <text:p text:style-name="P5"><text:tab/>Nous vous saurions gré de nous envoyer confirmation dans les trente jours francs à dater de la présente. <text:s/>A défaut de réponse endéans ce délai, nous devons considérer ledit avis comme favorable.</text:p>
      <text:p text:style-name="P5"/>
      <text:p text:style-name="P5"><text:tab/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Délivré à xxx le xxx">urbanEventObj.getFormattedDate(forDelivery=True)</text:text-input></text:p>
      <text:p text:style-name="P1"/>
      <text:p text:style-name="P1"><office:annotation><dc:creator>Gauthier Bastien</dc:creator><dc:date>2011-01-13T14:56:41</dc:date><text:p text:style-name="P14"><text:span text:style-name="T6">do text</text:span></text:p><text:p text:style-name="P14"><text:span text:style-name="T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23T15:13:48</dc:date>
    <dc:language>fr-FR</dc:language>
    <meta:editing-cycles>64</meta:editing-cycles>
    <meta:editing-duration>PT31H23M13S</meta:editing-duration>
    <dc:creator>Gauthier Bastien</dc:creator>
    <meta:document-statistic meta:table-count="0" meta:image-count="0" meta:object-count="0" meta:page-count="1" meta:paragraph-count="18" meta:word-count="107" meta:character-count="945"/>
    <meta:user-defined meta:name="Info 1"/>
    <meta:user-defined meta:name="Info 2"/>
    <meta:user-defined meta:name="Info 3"/>
    <meta:user-defined meta:name="Info 4"/>
  </office:meta>
</office:document-meta>
</file>